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0.672cm" fo:break-before="auto" style:use-optimal-row-height="true"/>
    </style:style>
    <style:style style:name="ro8" style:family="table-row">
      <style:table-row-properties style:row-height="1.789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3T13:45:02.39">
            <text:p>2020/4/13 13:45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624cm" draw:caption-point-x="-1.353cm" draw:caption-point-y="2.8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64)">
            <text:p>sn(64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9">
            <text:p>4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6_19-13-50_000.jpg</text:p>
          </table:table-cell>
          <table:table-cell table:style-name="ce49" office:value-type="date" office:date-value="2020-04-07T10:34:31.179999">
            <text:p>2020/4/7 10:3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0">
            <text:p>5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shuffle,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1">
            <text:p>5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tu=DROP-D,no-score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2">
            <text:p>52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3">
            <text:p>5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open-strings,chord=D▽;G9/9;A▽7;E△；A△;D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4">
            <text:p>5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,cp=A△-D△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5">
            <text:p>55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E,chord=E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6">
            <text:p>56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B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7">
            <text:p>5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2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8">
            <text:p>5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,tu=DG,next=write-out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9">
            <text:p>59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f-112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0">
            <text:p>6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13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1">
            <text:p>6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D6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2">
            <text:p>6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:chord=Em7;D6/6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1_18-51-16_000.jpg</text:p>
          </table:table-cell>
          <table:table-cell table:style-name="ce49" office:value-type="date" office:date-value="2020-04-12T09:39:07.43">
            <text:p>2020/4/12 9:3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 office:value-type="float" office:value="63">
            <text:p>6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genre=bossa-nova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E</text:p>
          </table:table-cell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12_18-59-43_000.jpg</text:p>
          </table:table-cell>
          <table:table-cell table:style-name="ce49" office:value-type="date" office:date-value="2020-04-13T13:26:15.96">
            <text:p>2020/4/13 13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4">
            <text:p>6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12_18-59-43_000.jpg</text:p>
          </table:table-cell>
          <table:table-cell table:style-name="ce49" office:value-type="date" office:date-value="2020-04-13T13:26:15.96">
            <text:p>2020/4/13 13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13T13:45:02.6">
            <text:p>2020/4/13 13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24cm" draw:caption-point-x="-1.353cm" draw:caption-point-y="2.42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5)">
            <text:p>sn(65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3">
            <text:p>6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lock=B;arrange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1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4">
            <text:p>64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res</text:p>
          </table:table-cell>
          <table:table-cell table:style-name="ce67" office:value-type="string">
            <text:p>research</text:p>
          </table:table-cell>
          <table:table-cell table:style-name="ce69" office:value-type="string">
            <text:p>for=s.1;伴奏;合う音程;RH,”R”の記載はなし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2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5">
            <text:p>65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et-N</text:p>
          </table:table-cell>
          <table:table-cell table:style-name="ce67" office:value-type="string">
            <text:p>etude</text:p>
          </table:table-cell>
          <table:table-cell table:style-name="ce69" office:value-type="string">
            <text:p>derive-from=s.2のres,for=循環フレーズ,“R”は”2”と記載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3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13T13:45:02.78">
            <text:p>2020/4/13 13:4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9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10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81.22cm" draw:caption-point-x="-1.353cm" draw:caption-point-y="2.41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25];6;2)">
            <text:p/>
          </table:table-cell>
          <table:table-cell office:value-type="string">
            <text:p>2019-09-30_18-28-44_000.jpg</text:p>
          </table:table-cell>
          <table:table-cell table:formula="of:=MID([.K1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2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3">
            <text:p>23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fs</text:p>
          </table:table-cell>
          <table:table-cell table:style-name="ce97" office:value-type="string">
            <text:p>f-N(==&gt;f-4.n)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/>
          <table:table-cell table:style-name="ce95" office:value-type="string">
            <text:p>R=1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4">
            <text:p>24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fs</text:p>
          </table:table-cell>
          <table:table-cell table:style-name="ce97" office:value-type="string">
            <text:p>f-N,swing+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F</text:p>
          </table:table-cell>
          <table:table-cell table:style-name="ce98"/>
          <table:table-cell table:style-name="ce95" office:value-type="string">
            <text:p>R=2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5">
            <text:p>25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et-1,for=msr.5,notes=E4-C4</text:p>
          </table:table-cell>
          <table:table-cell table:style-name="ce94" office:value-type="string">
            <text:p>score+</text:p>
          </table:table-cell>
          <table:table-cell table:style-name="ce94"/>
          <table:table-cell table:style-name="ce94" office:value-type="string">
            <text:p>k.F</text:p>
          </table:table-cell>
          <table:table-cell table:style-name="ce98"/>
          <table:table-cell table:style-name="ce95" office:value-type="string">
            <text:p>R=3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6">
            <text:p>2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-</text:p>
          </table:table-cell>
          <table:table-cell table:style-name="ce94" table:number-columns-repeated="3"/>
          <table:table-cell table:style-name="ce98"/>
          <table:table-cell table:style-name="ce95"/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7">
            <text:p>2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block=A;msr.4-5</text:p>
          </table:table-cell>
          <table:table-cell table:style-name="ce94" office:value-type="string">
            <text:p>score+</text:p>
          </table:table-cell>
          <table:table-cell table:style-name="ce94" table:number-columns-repeated="2"/>
          <table:table-cell table:style-name="ce98"/>
          <table:table-cell table:style-name="ce95" office:value-type="string">
            <text:p>R=1</text:p>
          </table:table-cell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8">
            <text:p>2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et-1,for=fingering:A4-&gt;F4</text:p>
          </table:table-cell>
          <table:table-cell table:style-name="ce94" table:number-columns-repeated="3"/>
          <table:table-cell table:style-name="ce98"/>
          <table:table-cell table:style-name="ce95" office:value-type="string">
            <text:p>R=2</text:p>
          </table:table-cell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3T13:45:02.91">
            <text:p>2020/4/13 13:45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4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4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4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4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4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4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4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4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4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5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3.315cm" draw:caption-point-x="-1.353cm" draw:caption-point-y="2.41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64)">
            <text:p>sn(64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3T13:45:03">
            <text:p>2020/4/13 13:45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64)">
            <text:p>sn(64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3T13:45:03.08">
            <text:p>2020/4/13 13:45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6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13T13:45:03.16">
            <text:p>2020/4/13 13:4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3T13:45:03.27">
            <text:p>2020/4/13 13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4)">
            <text:p>sn(64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3T13:45:03.36">
            <text:p>2020/4/13 13:4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727cm" draw:caption-point-x="-1.353cm" draw:caption-point-y="2.21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3T13:45:03.47">
            <text:p>2020/4/13 13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4)">
            <text:p>sn(64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3T13:45:03.55">
            <text:p>2020/4/13 13:4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727cm" draw:caption-point-x="-1.353cm" draw:caption-point-y="2.21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40" table:on-update-keep-styles="true" table:on-update-keep-size="false"/>
        <table:database-range table:name="range_all_data__kb" table:target-range-address="kb.A2:kb.L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40" table:on-update-keep-styles="true" table:on-update-keep-size="false"/>
        <table:database-range table:name="range_genre__kb" table:target-range-address="kb.L2:kb.L80"/>
        <table:database-range table:name="range_sn" table:target-range-address="gt.A2:gt.A210" table:on-update-keep-styles="true" table:on-update-keep-size="false"/>
        <table:database-range table:name="range_sn__cla" table:target-range-address="cla.A2:cla.A40" table:on-update-keep-styles="true" table:on-update-keep-size="false"/>
        <table:database-range table:name="range_sn__kb" table:target-range-address="kb.A2:kb.A8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2020/04/13</text:date>, <text:time>14:5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13T14:58:23.91</dc:date>
    <dc:creator>iwabuchi ken</dc:creator>
    <meta:editing-duration>P8DT18H22M9S</meta:editing-duration>
    <meta:editing-cycles>800</meta:editing-cycles>
    <meta:generator>OpenOffice/4.1.3$Win32 OpenOffice.org_project/413m1$Build-9783</meta:generator>
    <meta:document-statistic meta:table-count="11" meta:cell-count="5389" meta:object-count="0"/>
    <meta:user-defined meta:name="sheets-banding"/>
    <meta:user-defined meta:name="sheets-original-selection"/>
  </office:meta>
</office:document-meta>
</file>